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SPINOZA OCSA, SIL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298967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BANCAY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00821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SPINOZA OCSA, SILM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29896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 008 21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0/2021</text:p>
          </table:table-cell>
          <table:table-cell table:style-name="Tabla2.A3" office:value-type="string">
            <text:p text:style-name="P22">547304</text:p>
          </table:table-cell>
          <table:table-cell table:style-name="Tabla2.D3" office:value-type="string">
            <text:p text:style-name="P23">7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9T17:23:1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